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947cm"/>
    </style:style>
    <style:style style:name="co6" style:family="table-column">
      <style:table-column-properties fo:break-before="auto" style:column-width="1.50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第一幕全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Ａ文</text:p>
          </table:table-cell>
          <table:table-cell office:value-type="float" office:value="32">
            <text:p>32</text:p>
          </table:table-cell>
          <table:table-cell office:value-type="float" office:value="149">
            <text:p>149</text:p>
          </table:table-cell>
          <table:table-cell office:value-type="float" office:value="75">
            <text:p>75</text:p>
          </table:table-cell>
          <table:table-cell office:value-type="float" office:value="50.3">
            <text:p>50.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Ｄ天子</text:p>
          </table:table-cell>
          <table:table-cell office:value-type="float" office:value="33">
            <text:p>33</text:p>
          </table:table-cell>
          <table:table-cell office:value-type="float" office:value="128">
            <text:p>128</text:p>
          </table:table-cell>
          <table:table-cell office:value-type="float" office:value="73">
            <text:p>7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Ｔフラン</text:p>
          </table:table-cell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float" office:value="42">
            <text:p>42</text:p>
          </table:table-cell>
          <table:table-cell office:value-type="float" office:value="41.2">
            <text:p>41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Ｓ妖夢</text:p>
          </table:table-cell>
          <table:table-cell office:value-type="float" office:value="24">
            <text:p>24</text:p>
          </table:table-cell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  <table:table-cell office:value-type="float" office:value="60.4">
            <text:p>60.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Ｔさとり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46">
            <text:p>46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Ａ朱鷺子</text:p>
          </table:table-cell>
          <table:table-cell office:value-type="float" office:value="24">
            <text:p>24</text:p>
          </table:table-cell>
          <table:table-cell office:value-type="float" office:value="83">
            <text:p>83</text:p>
          </table:table-cell>
          <table:table-cell office:value-type="float" office:value="48">
            <text:p>48</text:p>
          </table:table-cell>
          <table:table-cell office:value-type="float" office:value="57.8">
            <text:p>57.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ＪＫ早苗</text:p>
          </table:table-cell>
          <table:table-cell office:value-type="float" office:value="18">
            <text:p>18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office:value-type="float" office:value="38.3">
            <text:p>38.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Ｗ咲夜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43">
            <text:p>43</text:p>
          </table:table-cell>
          <table:table-cell office:value-type="float" office:value="53.7">
            <text:p>53.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Ｄスター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Ｓ文</text:p>
          </table:table-cell>
          <table:table-cell office:value-type="float" office:value="17">
            <text:p>17</text:p>
          </table:table-cell>
          <table:table-cell office:value-type="float" office:value="80">
            <text:p>80</text:p>
          </table:table-cell>
          <table:table-cell office:value-type="float" office:value="41">
            <text:p>41</text:p>
          </table:table-cell>
          <table:table-cell office:value-type="float" office:value="51.2">
            <text:p>51.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Ｎサニー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51.3">
            <text:p>51.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Ｎスター</text:p>
          </table:table-cell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60.9">
            <text:p>60.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Ｓ豊姫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49.2">
            <text:p>49.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Ｔ鈴仙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Ａレミリア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呪い子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float" office:value="35">
            <text:p>35</text:p>
          </table:table-cell>
          <table:table-cell office:value-type="float" office:value="59.3">
            <text:p>59.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Ｄエリー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  <table:table-cell office:value-type="float" office:value="60.3">
            <text:p>60.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Ｎサラ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65.4">
            <text:p>65.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Ｔ夢月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40.4">
            <text:p>40.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かいりゅー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 office:value-type="float" office:value="69.4">
            <text:p>69.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Ｔ魔理沙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る～こと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Ｓマイ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れっくうざ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68.1">
            <text:p>68.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Ｓレミリア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44.7">
            <text:p>44.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Ｎ霊夢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Ｔ藍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43.5">
            <text:p>43.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Ｈ大妖精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Ｄ永琳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65.9">
            <text:p>65.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ビビット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office:value-type="float" office:value="48.8">
            <text:p>48.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ＡＤチルノ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41.9">
            <text:p>41.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Ａフラン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46.5">
            <text:p>46.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ミミちゃん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Ａゴリアテ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Ｈエレン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71.8">
            <text:p>71.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ＡＤ妹紅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Ｓフラン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8.9">
            <text:p>28.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Ｓてゐ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72.2">
            <text:p>72.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Ａ大妖精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Ｔ早苗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51.4">
            <text:p>51.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Ｄ早苗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Ａ空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60.6">
            <text:p>60.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Ｎ豊姫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57.6">
            <text:p>57.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Ｔ紫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Ｈ青娥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48.4">
            <text:p>48.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Ｄアリス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53.3">
            <text:p>53.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Ｄ妖夢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63.3">
            <text:p>63.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Ｅ魔理沙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Ａ幽香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43.3">
            <text:p>43.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Ｈレティ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Ｄ美鈴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Ｓ幽々子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41.4">
            <text:p>41.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Ｓ幻月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51.7">
            <text:p>51.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Ｓ咲夜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41.4">
            <text:p>41.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ＡＤレティ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ＳリリーＢ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46.4">
            <text:p>46.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Ｄ依姫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64.3">
            <text:p>64.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Ｈさとり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Ｄ萃香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Ｄ霊夢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Ｔメルラン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51.9">
            <text:p>51.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Ｈ早苗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65.4">
            <text:p>65.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ぎらてぃな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57.7">
            <text:p>57.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Ｎ幽香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Ｎにとり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Ｎヤマメ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Ｎさとり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Ｎ天魔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45.8">
            <text:p>45.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輪妖精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Ｈサニー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45.8">
            <text:p>45.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Ｈ神綺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Ｎフラン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9.2">
            <text:p>29.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Ｎルナサ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3.5">
            <text:p>43.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Ｓ魔理沙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34.8">
            <text:p>34.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Ｓリグル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Ｄ小町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52.2">
            <text:p>52.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魔天使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Ｈカナ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Ｄキスメ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Ａ諏訪子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68.2">
            <text:p>68.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Ｔありす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ぱるきあ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Ｔ星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Ｓエリス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ＡＬＩＣＥ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8.1">
            <text:p>38.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Ｔパルスィ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52.4">
            <text:p>52.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Ｈ萃香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52.4">
            <text:p>52.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Ｔ先代の巫女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Ｈ燐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ＡＤ鈴仙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Ｎ文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Ｔサニー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Ａ妖夢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68.4">
            <text:p>68.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Ｎ咲夜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Ｅルーミア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1.1">
            <text:p>21.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Ｔ咲夜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Ｔパチュリー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Ａ鈴仙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Ｎ神子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Ａ華扇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8.9">
            <text:p>38.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Ｈオレンジ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Ｄレイラ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Ｈ雛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Ｎルーミア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Ａ静葉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Ｎ星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Ｄチルノ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6.3">
            <text:p>56.3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Ｄ衣玖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Ｓにとり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.8">
            <text:p>18.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Ｎ明羅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3.8">
            <text:p>43.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Ｈメルラン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Ｔナズーリン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Ｈ布都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伊佐美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4.3">
            <text:p>64.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Ｔ静葉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Ａ慧音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4.3">
            <text:p>64.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Ｔヤマメ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8.6">
            <text:p>78.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Ｄ映姫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Ｓ小傘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Ａ魅魔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Ｓレイセン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Ｓアリス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Ｓ慧音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Ｈミスティア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Ｈスター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Ｈルイズ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.7">
            <text:p>7.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Ｔミスティア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Ｄパルスィ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ＡＤマリサ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5.4">
            <text:p>15.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Ｓ空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Ａはたて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ＡＤ橙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Ａユウカ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ＡＤアリス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Ｓレティ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ＡＤミスティ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Ｔアリス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Ａ天子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非想天則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Ｎ幽々子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Ｄ幽々子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Ｈ咲夜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2.7">
            <text:p>72.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がぶりあす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Ｓチルノ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Ｄ芳香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7.3">
            <text:p>27.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Ｎコンガラ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1.8">
            <text:p>81.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Ｔ映姫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Ｈ村紗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Ａ先代の巫女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Ａ美鈴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Ａ映姫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Ｎメルラン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ＡＤ美鈴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Ｄ輝夜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ＡＤ藍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Ｄメディスン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Ｄ鈴仙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Ｄ雛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Ａ村紗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Ｎ大妖精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Ｈ衣玖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Ｎリグル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Ｔメディスン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ＡＤ紫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Ｈメディスン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でぃあるが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Ｔこいし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Ｎ屠自古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Ｔリリカ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Ｄ里香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Ｓ鈴仙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Ｓ魔梨沙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Ｄパチュリー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Ｈルナ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Ｎ神奈子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らてぃおす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Ｎパルスィ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Ｎこいし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Ｄ小悪魔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Ａパチュリー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Ｄレティ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Ｎ朱鷺子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Ａ椛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Ｓ輝夜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Ｓ布都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Ａ衣玖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Ｄ幽香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Ａ萃香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Ｄにとり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5.7">
            <text:p>85.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Ｈくるみ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.3">
            <text:p>14.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Ａ夢美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Ｎメディスン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Ｔ美鈴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Ａ神奈子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Ｈちゆり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Ｎアリス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Ｓ橙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.3">
            <text:p>83.3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秋姉妹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.3">
            <text:p>83.3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阿求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Ｔレミリア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Ｈ夢子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Ａ輝夜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Ｔキスメ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Ｔ萃香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Ａ紫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Ｓこいし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Ｎルナ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ＡＤてゐ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Ｈナズーリン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Ｔルナ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りざーどん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Ｄ諏訪子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Ａサリエル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Ａてゐ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Ｎパチュリー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Ｎ聖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Ａ勇儀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ＤリリーＷ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Ｓユウカ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Ｓ美鈴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Ｈ響子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Ｈてゐ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冴月麟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ゾンビＦ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Ｈレイラ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Ａ一輪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Ｎ諏訪子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Ｎキクリ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Ｔ永琳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Ｄリグル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Ａ豊姫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Ｎ勇儀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Ｔ橙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Ｎミスティア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Ｎレティ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Ｎ妹紅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Ｎ村紗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Ｄ穣子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Ｈルナサ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Ｄナズーリン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Ｔ小悪魔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Ｔ勇儀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神玉・陽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Ｓぬえ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Ｎマガン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Ｓユキ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Ａ魔理沙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Ｎ永琳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Ｄ一輪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ＡリリーＢ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Ａ橙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Ｄレミリア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Ｔ妖夢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Ｎ小兎姫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Ｔルーミア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Ａ理香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ぎゃらど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Ａ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Ｄ華扇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Ｎ一輪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Ｔルナサ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Ｔ神奈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Ｄ妹紅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Ａ小傘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Ｄ聖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Ｓ聖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Ｓ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Ｓ静葉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Ｎ穣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Ｓマミゾウ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第一幕決勝" table:style-name="ta1" table:print="false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Ｄ天子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かいりゅー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Ｈエレン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.3">
            <text:p>83.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Ｎサラ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Ｓ妖夢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Ｔ鈴仙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Ｈ大妖精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Ａレミリア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Ｄ幽々子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Ａ文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Ｗ咲夜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Ｄ美鈴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Ｈ咲夜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伊佐美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Ｎスター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Ａ朱鷺子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Ａ空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呪い子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Ｓてゐ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Ｈさとり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Ｎサニー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Ｔ夢月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Ｓ幻月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Ｔさとり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Ｄチルノ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Ｄ永琳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Ａ妖夢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Ｎ幽香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Ｔ咲夜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ゾンビＦ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Ｄ萃香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Ｄアリス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Ｔ魔理沙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Ｈメルラン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Ｔ静葉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Ｎ星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Ｎ天魔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Ａユウ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Ｔ先代の巫女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Ｓアリス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Ｔ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Ｄ妖夢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Ｎ霊夢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Ｓ豊姫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ミミちゃん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Ｄレティ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Ｓ幽々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Ｓ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Ｄスター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Ｈ早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Ｔあり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ＡＤ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Ｄ諏訪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Ｎ朱鷺子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Ｄ早苗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魔天使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Ｓ文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ＡＤレテ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ＪＫ早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Ｄレイラ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Ｈルナサ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Ａサリエ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ビビット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Ｅ魔理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ＳリリーＢ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Ｔパチュリー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Ｓ慧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Ｄナズーリ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Ｎルナサ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Ｄ霊夢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Ａ鈴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がぶりあ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ぱるきあ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れっくうざ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Ｔメルラ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Ｈカ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ＡＤアリス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Ｓレテ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Ｎ神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Ｄ雛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Ａ慧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Ｈミスティ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ＡＤ妹紅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Ａ幽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Ｓ魔理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Ｄエリー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Ｔ星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Ｈレテ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Ｔ藍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第二幕全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Ａ文</text:p>
          </table:table-cell>
          <table:table-cell office:value-type="float" office:value="24">
            <text:p>24</text:p>
          </table:table-cell>
          <table:table-cell office:value-type="float" office:value="106">
            <text:p>106</text:p>
          </table:table-cell>
          <table:table-cell office:value-type="float" office:value="43">
            <text:p>43</text:p>
          </table:table-cell>
          <table:table-cell office:value-type="float" office:value="40.6">
            <text:p>40.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Ｄ天子</text:p>
          </table:table-cell>
          <table:table-cell office:value-type="float" office:value="26">
            <text:p>26</text:p>
          </table:table-cell>
          <table:table-cell office:value-type="float" office:value="99">
            <text:p>99</text:p>
          </table:table-cell>
          <table:table-cell office:value-type="float" office:value="49">
            <text:p>49</text:p>
          </table:table-cell>
          <table:table-cell office:value-type="float" office:value="49.5">
            <text:p>4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Ａ朱鷺子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Ｄスター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ＡＤチルノ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float" office:value="35">
            <text:p>35</text:p>
          </table:table-cell>
          <table:table-cell office:value-type="float" office:value="52.2">
            <text:p>52.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Ｎサニー</text:p>
          </table:table-cell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float" office:value="30">
            <text:p>30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Ｎスター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34">
            <text:p>34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Ｓ文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Ａレミリア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 office:value-type="float" office:value="48.2">
            <text:p>48.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Ｗ咲夜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51.8">
            <text:p>51.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阿求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float" office:value="45.3">
            <text:p>45.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Ｓレミリア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Ｓ妖夢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33">
            <text:p>33</text:p>
          </table:table-cell>
          <table:table-cell office:value-type="float" office:value="64.7">
            <text:p>64.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Ｔさとり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45.1">
            <text:p>45.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Ｄエリー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60.8">
            <text:p>60.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ＪＫ早苗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Ａ大妖精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45.8">
            <text:p>45.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呪い子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65.9">
            <text:p>65.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ＡＤ妹紅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56.8">
            <text:p>56.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る～こと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59.1">
            <text:p>59.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れっくうざ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Ｔフラン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54.8">
            <text:p>54.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Ｈサニー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Ｈルナ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48.7">
            <text:p>48.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Ａゴリアテ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Ｄ早苗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7.4">
            <text:p>47.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Ｓマイ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Ｔ藍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47.2">
            <text:p>47.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Ｎ霊夢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54.3">
            <text:p>54.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輪妖精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Ｔ鈴仙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ミミちゃん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64.7">
            <text:p>64.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Ｓフラン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ぎらてぃな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58.1">
            <text:p>58.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Ａフラン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45.2">
            <text:p>45.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Ｈ青娥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かいりゅー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58.6">
            <text:p>58.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Ｎさとり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Ｔ早苗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46.4">
            <text:p>46.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Ｓ豊姫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57.7">
            <text:p>57.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Ｄパルスィ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Ｔ魔理沙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Ｄ依姫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Ｈ燐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Ｄアリス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Ｅルーミア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Ｄ永琳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Ｎサラ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Ｎ咲夜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Ｈ萃香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52.2">
            <text:p>52.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Ｈミスティア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52.2">
            <text:p>52.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Ｈレティ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73.9">
            <text:p>73.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Ｈスター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ＳリリーＢ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Ｔ星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72.7">
            <text:p>72.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Ｎコンガラ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Ｎにとり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Ｎメルラン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Ｓ幽々子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40.9">
            <text:p>40.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Ｔルナ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7.3">
            <text:p>27.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Ｈ早苗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68.2">
            <text:p>68.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Ｔ夢月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Ｔルーミア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40.9">
            <text:p>40.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Ｔありす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76.2">
            <text:p>76.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Ｔパチュリー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61.9">
            <text:p>61.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Ｈエレン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Ｔメルラン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7.6">
            <text:p>47.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Ｈ雛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52.4">
            <text:p>52.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Ｎ豊姫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7.6">
            <text:p>47.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Ｓ魔理沙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ＡＤ鈴仙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Ｓ咲夜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Ｄ輝夜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2.1">
            <text:p>42.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Ｎ屠自古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47.4">
            <text:p>47.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Ｄ小悪魔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3.2">
            <text:p>63.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Ｔ紫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Ｔパルスィ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7.9">
            <text:p>57.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Ｄパチュリー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Ｓリグル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Ｔ先代の巫女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7.8">
            <text:p>27.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Ｎ妹紅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Ａ天子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8.9">
            <text:p>38.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Ｄナズーリン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8.8">
            <text:p>58.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Ｄにとり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64.7">
            <text:p>64.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Ｎ文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Ａ諏訪子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Ｎ幽香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Ｔサニー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76.5">
            <text:p>76.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Ｔリリカ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1.2">
            <text:p>41.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Ｎヤマメ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Ａ華扇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6.3">
            <text:p>56.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Ａ夢美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.8">
            <text:p>18.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Ａ神奈子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Ｔヤマメ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Ｎ星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Ｈオレンジ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非想天則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3.3">
            <text:p>53.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Ｎ大妖精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ＡＤレティ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Ｓ空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Ｄ霊夢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Ｔ美鈴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冴月麟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8.6">
            <text:p>78.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Ｄ小町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ＡＤ橙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Ｅ魔理沙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ビビット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4.3">
            <text:p>64.3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Ｓ鈴仙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Ｔナズーリン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Ａ鈴仙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5.7">
            <text:p>35.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Ｈ布都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5.7">
            <text:p>35.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ぱるきあ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Ｈカナ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Ｈルイズ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Ａ空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Ｔミスティア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ＡＤてゐ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Ｄ美鈴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Ｓ小傘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Ｔ咲夜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Ｓ燐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Ｓ慧音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Ｈ神綺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Ｓ布都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Ｓレイセン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Ｈ小町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Ａはたて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1.8">
            <text:p>81.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Ｎ神奈子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2.7">
            <text:p>72.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Ｄチルノ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Ｄレイラ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Ｓにとり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8.2">
            <text:p>18.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Ｓてゐ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2.7">
            <text:p>72.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Ｓぬえ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Ｄ鈴仙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Ｓレティ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Ａ慧音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りざーどん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Ｄ妹紅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Ｈ大妖精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Ｔ空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Ｎ神子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Ｓ幻月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Ｓこいし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Ｔこいし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魔天使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Ｄ幽香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Ａ魅魔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Ｈさとり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Ｔ映姫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Ｔぬえ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Ｎルナ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Ｔ妖夢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Ａユウカ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ＡＤアリス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霖之助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秋姉妹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Ｎキクリ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Ｄ諏訪子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Ｄ里香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Ｈくるみ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Ｄ妖夢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7.5">
            <text:p>87.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Ｔメディスン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Ｎ朱鷺子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Ｎルーミア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ＡＤマリサ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Ｄ衣玖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Ｎアリス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Ｈメディスン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Ｎメディスン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Ｄ映姫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Ｄ芳香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伊佐美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Ｔアリス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Ｎリグル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Ｔルナサ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.3">
            <text:p>14.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Ｔレミリア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Ｔキスメ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5.7">
            <text:p>85.7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Ｈ村紗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Ｄキスメ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Ａ衣玖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Ｎマガン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Ｄメディスン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Ｎ明羅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Ｈ咲夜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.3">
            <text:p>83.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Ｄ一輪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Ｎこいし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Ｎ幽々子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Ｎミスティア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Ｓマミゾウ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Ｈナズーリン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Ａ萃香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Ｓ聖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Ｈちゆり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Ｎパチュリー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Ａ幽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Ｎ聖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Ｎフラン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Ａ依姫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Ｄレティ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Ｄ穣子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Ｎレティ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Ｎ永琳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ＡＤ紫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Ｔ萃香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神玉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Ｓ藍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Ａ映姫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ＡＬＩＣＥ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Ｓチルノ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Ｈ慧音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Ａ妖夢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Ｈ衣玖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Ｎ天魔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Ａ豊姫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Ｔ神奈子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Ｎルナサ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Ｓユウカ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Ｈヤマメ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Ａてゐ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Ｔ永琳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でぃあるが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Ｄリグル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Ｎぬえ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ＡＤミスティ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Ａ静葉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Ｄ華扇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Ｎ諏訪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Ｈリリカ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Ａ先代の巫女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Ｓ橙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Ａ村紗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Ａ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Ｈルナサ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Ａ魔理沙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Ｓ魔梨沙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Ａ椛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Ｔ静葉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神玉・陽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Ｓエリス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ＡリリーＢ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Ｈレイラ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Ｓ依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Ａ美鈴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Ａ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Ｎ村紗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Ａパチュリー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Ｓはたて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Ｓ静葉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こしんぎょく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Ｄ萃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らてぃお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ＮリリーＢ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Ｄレミリ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Ａ勇儀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Ｎチルノ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Ａ輝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Ｔ勇儀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Ｄ聖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Ａ小傘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Ａ一輪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Ｈてゐ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Ｎ勇儀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Ｓユキ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Ｎパルスィ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Ｄリリー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Ｓ靈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Ｓ輝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ちびむげつ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Ｄ幽々子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ＡＤ藍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Ｄ雛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Ｈ夢子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Ｄ慧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第二幕決勝" table:style-name="ta1" table:print="false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Ｄ永琳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Ｄ天子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Ｎサラ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ぎらてぃな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ミミちゃん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Ｈレティ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Ｎレティ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Ｎ霊夢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Ｔ美鈴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Ｄ輝夜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冴月麟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Ｈミスティア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ＳリリーＢ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Ｈ萃香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Ａ神奈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Ｓ妖夢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Ｔありす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Ａ華扇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Ａレミリア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輪妖精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Ｈエレン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呪い子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Ｄナズーリン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Ｎ屠自古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Ｎヤマメ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Ｎサニー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Ｄにとり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Ａ朱鷺子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Ｈスター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Ａ椛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かいりゅー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Ｔパチュリー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Ｈさとり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Ｄ鈴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Ａはたて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Ａフラン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Ｔ映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Ｔヤマメ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Ｎ神奈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Ｄ小町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れっくうざ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Ｈ小町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Ｓ魔梨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Ｓ豊姫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Ｔ藍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Ｎ咲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Ｄパチュリー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Ｔ星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Ｄ早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Ｎ幽々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Ｄ諏訪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Ｄ美鈴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Ｓレテ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Ｎコンガラ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Ｄチルノ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Ｈ咲夜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ＡＤ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Ｄ小悪魔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Ｄ映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Ｔフラ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Ａ慧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ぱるきあ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Ｎスター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Ｄ依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Ａて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ＮリリーＢ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Ｎ星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Ａ文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Ｄ芳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Ｓ小傘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Ｎにと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Ｈカナ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Ｎ文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Ｎ永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ＡＤ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伊佐美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Ｔさと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Ｈ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Ｄアリス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Ｎミスティア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Ｄパルス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Ｓリグ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Ｔ咲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Ｔ永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Ｔアリス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ＪＫ早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Ｅ魔理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全試合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Ａ文</text:p>
          </table:table-cell>
          <table:table-cell office:value-type="float" office:value="42">
            <text:p>42</text:p>
          </table:table-cell>
          <table:table-cell office:value-type="float" office:value="255">
            <text:p>255</text:p>
          </table:table-cell>
          <table:table-cell office:value-type="float" office:value="118">
            <text:p>118</text:p>
          </table:table-cell>
          <table:table-cell office:value-type="float" office:value="46.3">
            <text:p>46.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Ｄ天子</text:p>
          </table:table-cell>
          <table:table-cell office:value-type="float" office:value="42">
            <text:p>42</text:p>
          </table:table-cell>
          <table:table-cell office:value-type="float" office:value="227">
            <text:p>227</text:p>
          </table:table-cell>
          <table:table-cell office:value-type="float" office:value="122">
            <text:p>122</text:p>
          </table:table-cell>
          <table:table-cell office:value-type="float" office:value="53.7">
            <text:p>53.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Ａ朱鷺子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95">
            <text:p>95</text:p>
          </table:table-cell>
          <table:table-cell office:value-type="float" office:value="59.4">
            <text:p>59.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Ｄスター</text:p>
          </table:table-cell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Ｔフラン</text:p>
          </table:table-cell>
          <table:table-cell office:value-type="float" office:value="24">
            <text:p>24</text:p>
          </table:table-cell>
          <table:table-cell office:value-type="float" office:value="144">
            <text:p>144</text:p>
          </table:table-cell>
          <table:table-cell office:value-type="float" office:value="65">
            <text:p>65</text:p>
          </table:table-cell>
          <table:table-cell office:value-type="float" office:value="45.1">
            <text:p>45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Ｓ妖夢</text:p>
          </table:table-cell>
          <table:table-cell office:value-type="float" office:value="26">
            <text:p>26</text:p>
          </table:table-cell>
          <table:table-cell office:value-type="float" office:value="142">
            <text:p>142</text:p>
          </table:table-cell>
          <table:table-cell office:value-type="float" office:value="88">
            <text:p>8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Ｎサニー</text:p>
          </table:table-cell>
          <table:table-cell office:value-type="float" office:value="25">
            <text:p>25</text:p>
          </table:table-cell>
          <table:table-cell office:value-type="float" office:value="142">
            <text:p>142</text:p>
          </table:table-cell>
          <table:table-cell office:value-type="float" office:value="69">
            <text:p>69</text:p>
          </table:table-cell>
          <table:table-cell office:value-type="float" office:value="48.6">
            <text:p>48.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Ｓ文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float" office:value="65">
            <text:p>65</text:p>
          </table:table-cell>
          <table:table-cell office:value-type="float" office:value="46.4">
            <text:p>46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Ｔさとり</text:p>
          </table:table-cell>
          <table:table-cell office:value-type="float" office:value="18">
            <text:p>18</text:p>
          </table:table-cell>
          <table:table-cell office:value-type="float" office:value="137">
            <text:p>137</text:p>
          </table:table-cell>
          <table:table-cell office:value-type="float" office:value="69">
            <text:p>69</text:p>
          </table:table-cell>
          <table:table-cell office:value-type="float" office:value="50.4">
            <text:p>50.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Ｗ咲夜</text:p>
          </table:table-cell>
          <table:table-cell office:value-type="float" office:value="18">
            <text:p>18</text:p>
          </table:table-cell>
          <table:table-cell office:value-type="float" office:value="136">
            <text:p>136</text:p>
          </table:table-cell>
          <table:table-cell office:value-type="float" office:value="72">
            <text:p>72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Ｎスター</text:p>
          </table:table-cell>
          <table:table-cell office:value-type="float" office:value="22">
            <text:p>22</text:p>
          </table:table-cell>
          <table:table-cell office:value-type="float" office:value="129">
            <text:p>129</text:p>
          </table:table-cell>
          <table:table-cell office:value-type="float" office:value="76">
            <text:p>76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ＪＫ早苗</text:p>
          </table:table-cell>
          <table:table-cell office:value-type="float" office:value="23">
            <text:p>23</text:p>
          </table:table-cell>
          <table:table-cell office:value-type="float" office:value="129">
            <text:p>129</text:p>
          </table:table-cell>
          <table:table-cell office:value-type="float" office:value="51">
            <text:p>51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Ａレミリア</text:p>
          </table:table-cell>
          <table:table-cell office:value-type="float" office:value="20">
            <text:p>20</text:p>
          </table:table-cell>
          <table:table-cell office:value-type="float" office:value="116">
            <text:p>116</text:p>
          </table:table-cell>
          <table:table-cell office:value-type="float" office:value="60">
            <text:p>60</text:p>
          </table:table-cell>
          <table:table-cell office:value-type="float" office:value="51.7">
            <text:p>51.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ＡＤチルノ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office:value-type="float" office:value="53">
            <text:p>53</text:p>
          </table:table-cell>
          <table:table-cell office:value-type="float" office:value="48.2">
            <text:p>48.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Ｄエリー</text:p>
          </table:table-cell>
          <table:table-cell office:value-type="float" office:value="21">
            <text:p>21</text:p>
          </table:table-cell>
          <table:table-cell office:value-type="float" office:value="109">
            <text:p>109</text:p>
          </table:table-cell>
          <table:table-cell office:value-type="float" office:value="66">
            <text:p>66</text:p>
          </table:table-cell>
          <table:table-cell office:value-type="float" office:value="60.6">
            <text:p>60.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呪い子</text:p>
          </table:table-cell>
          <table:table-cell office:value-type="float" office:value="14">
            <text:p>14</text:p>
          </table:table-cell>
          <table:table-cell office:value-type="float" office:value="103">
            <text:p>103</text:p>
          </table:table-cell>
          <table:table-cell office:value-type="float" office:value="64">
            <text:p>64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Ｓレミリア</text:p>
          </table:table-cell>
          <table:table-cell office:value-type="float" office:value="21">
            <text:p>21</text:p>
          </table:table-cell>
          <table:table-cell office:value-type="float" office:value="99">
            <text:p>99</text:p>
          </table:table-cell>
          <table:table-cell office:value-type="float" office:value="47">
            <text:p>47</text:p>
          </table:table-cell>
          <table:table-cell office:value-type="float" office:value="47.5">
            <text:p>47.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Ｔ鈴仙</text:p>
          </table:table-cell>
          <table:table-cell office:value-type="float" office:value="21">
            <text:p>21</text:p>
          </table:table-cell>
          <table:table-cell office:value-type="float" office:value="95">
            <text:p>95</text:p>
          </table:table-cell>
          <table:table-cell office:value-type="float" office:value="63">
            <text:p>63</text:p>
          </table:table-cell>
          <table:table-cell office:value-type="float" office:value="66.3">
            <text:p>66.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る～こと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office:value-type="float" office:value="47">
            <text:p>47</text:p>
          </table:table-cell>
          <table:table-cell office:value-type="float" office:value="50.5">
            <text:p>50.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れっくうざ</text:p>
          </table:table-cell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  <table:table-cell office:value-type="float" office:value="56">
            <text:p>56</text:p>
          </table:table-cell>
          <table:table-cell office:value-type="float" office:value="62.9">
            <text:p>62.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Ｓ豊姫</text:p>
          </table:table-cell>
          <table:table-cell office:value-type="float" office:value="14">
            <text:p>14</text:p>
          </table:table-cell>
          <table:table-cell office:value-type="float" office:value="87">
            <text:p>87</text:p>
          </table:table-cell>
          <table:table-cell office:value-type="float" office:value="45">
            <text:p>45</text:p>
          </table:table-cell>
          <table:table-cell office:value-type="float" office:value="51.7">
            <text:p>51.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Ｓマイ</text:p>
          </table:table-cell>
          <table:table-cell office:value-type="float" office:value="19">
            <text:p>19</text:p>
          </table:table-cell>
          <table:table-cell office:value-type="float" office:value="86">
            <text:p>86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ＡＤ妹紅</text:p>
          </table:table-cell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  <table:table-cell office:value-type="float" office:value="43">
            <text:p>43</text:p>
          </table:table-cell>
          <table:table-cell office:value-type="float" office:value="51.8">
            <text:p>51.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Ａ大妖精</text:p>
          </table:table-cell>
          <table:table-cell office:value-type="float" office:value="12">
            <text:p>12</text:p>
          </table:table-cell>
          <table:table-cell office:value-type="float" office:value="83">
            <text:p>83</text:p>
          </table:table-cell>
          <table:table-cell office:value-type="float" office:value="37">
            <text:p>37</text:p>
          </table:table-cell>
          <table:table-cell office:value-type="float" office:value="44.6">
            <text:p>44.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Ｔ藍</text:p>
          </table:table-cell>
          <table:table-cell office:value-type="float" office:value="16">
            <text:p>16</text:p>
          </table:table-cell>
          <table:table-cell office:value-type="float" office:value="82">
            <text:p>82</text:p>
          </table:table-cell>
          <table:table-cell office:value-type="float" office:value="37">
            <text:p>37</text:p>
          </table:table-cell>
          <table:table-cell office:value-type="float" office:value="45.1">
            <text:p>45.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Ｎ霊夢</text:p>
          </table:table-cell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float" office:value="45">
            <text:p>4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Ａゴリアテ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27">
            <text:p>27</text:p>
          </table:table-cell>
          <table:table-cell office:value-type="float" office:value="34.2">
            <text:p>34.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かいりゅー</text:p>
          </table:table-cell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float" office:value="51">
            <text:p>51</text:p>
          </table:table-cell>
          <table:table-cell office:value-type="float" office:value="65.4">
            <text:p>65.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Ｎサラ</text:p>
          </table:table-cell>
          <table:table-cell office:value-type="float" office:value="16">
            <text:p>16</text:p>
          </table:table-cell>
          <table:table-cell office:value-type="float" office:value="76">
            <text:p>76</text:p>
          </table:table-cell>
          <table:table-cell office:value-type="float" office:value="52">
            <text:p>52</text:p>
          </table:table-cell>
          <table:table-cell office:value-type="float" office:value="68.4">
            <text:p>68.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Ｔ魔理沙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32">
            <text:p>32</text:p>
          </table:table-cell>
          <table:table-cell office:value-type="float" office:value="42.7">
            <text:p>42.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Ｔ夢月</text:p>
          </table:table-cell>
          <table:table-cell office:value-type="float" office:value="17">
            <text:p>17</text:p>
          </table:table-cell>
          <table:table-cell office:value-type="float" office:value="74">
            <text:p>74</text:p>
          </table:table-cell>
          <table:table-cell office:value-type="float" office:value="31">
            <text:p>31</text:p>
          </table:table-cell>
          <table:table-cell office:value-type="float" office:value="41.9">
            <text:p>41.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ミミちゃん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47">
            <text:p>47</text:p>
          </table:table-cell>
          <table:table-cell office:value-type="float" office:value="63.5">
            <text:p>63.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Ａフラン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34">
            <text:p>34</text:p>
          </table:table-cell>
          <table:table-cell office:value-type="float" office:value="45.9">
            <text:p>45.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Ｄ早苗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Ｓフラン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26">
            <text:p>26</text:p>
          </table:table-cell>
          <table:table-cell office:value-type="float" office:value="36.6">
            <text:p>36.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Ｄ永琳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float" office:value="47">
            <text:p>47</text:p>
          </table:table-cell>
          <table:table-cell office:value-type="float" office:value="69.1">
            <text:p>69.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Ｈサニー</text:p>
          </table:table-cell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25">
            <text:p>25</text:p>
          </table:table-cell>
          <table:table-cell office:value-type="float" office:value="37.9">
            <text:p>37.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Ｔ早苗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float" office:value="49.2">
            <text:p>49.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Ｈ青娥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Ｈエレン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阿求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office:value-type="float" office:value="44.1">
            <text:p>44.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輪妖精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33">
            <text:p>33</text:p>
          </table:table-cell>
          <table:table-cell office:value-type="float" office:value="55.9">
            <text:p>55.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ビビット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ぎらてぃな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office:value-type="float" office:value="57.9">
            <text:p>57.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Ｄアリス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56.4">
            <text:p>56.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Ｈ大妖精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35">
            <text:p>35</text:p>
          </table:table-cell>
          <table:table-cell office:value-type="float" office:value="64.8">
            <text:p>64.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Ｎ豊姫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3.7">
            <text:p>53.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Ｎさとり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38.9">
            <text:p>38.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Ｈレティ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60.4">
            <text:p>60.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Ｄ依姫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56.6">
            <text:p>56.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Ｓ幽々子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41.2">
            <text:p>41.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Ｔ紫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ＳリリーＢ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Ｓ咲夜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40.8">
            <text:p>40.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Ｈ早苗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Ｔメルラン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Ｓてゐ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72.3">
            <text:p>72.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Ｎにとり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42.6">
            <text:p>42.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Ｈルナ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46.8">
            <text:p>46.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Ａ空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60.9">
            <text:p>60.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Ｈ燐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62.2">
            <text:p>62.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Ｅ魔理沙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61.4">
            <text:p>61.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Ｓ魔理沙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34.1">
            <text:p>34.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Ｅルーミア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Ｈ萃香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52.3">
            <text:p>52.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ＡＤレティ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Ｔ星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65.1">
            <text:p>65.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Ｎ咲夜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58.1">
            <text:p>58.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Ｎ幽香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45.2">
            <text:p>45.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Ｔありす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Ｄ霊夢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45.2">
            <text:p>45.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Ｄ美鈴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float" office:value="56.1">
            <text:p>56.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Ｓリグル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53.7">
            <text:p>53.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Ｎヤマメ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58.5">
            <text:p>58.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ＡＤ鈴仙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Ｔパルスィ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Ｓ幻月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48.7">
            <text:p>48.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Ｔパチュリー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69.2">
            <text:p>69.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Ｄパルスィ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Ａ諏訪子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Ｔ先代の巫女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34.2">
            <text:p>34.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Ｄ妖夢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68.4">
            <text:p>68.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Ｈ雛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Ｄ小町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51.4">
            <text:p>51.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Ｎ文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43.2">
            <text:p>43.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Ｔサニー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64.9">
            <text:p>64.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Ｈさとり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63.9">
            <text:p>63.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Ｈミスティア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2.8">
            <text:p>52.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Ｈ神綺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36.1">
            <text:p>36.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Ｈカナ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54.3">
            <text:p>54.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Ａ幽香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45.7">
            <text:p>45.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Ｈスター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ぱるきあ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Ａ華扇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Ｈオレンジ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60.6">
            <text:p>60.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Ｎコンガラ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57.6">
            <text:p>57.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魔天使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46.9">
            <text:p>46.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Ａ鈴仙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40.6">
            <text:p>40.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Ｎメルラン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46.9">
            <text:p>46.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Ｎ星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41.9">
            <text:p>41.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Ｔ咲夜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Ａ天子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36.7">
            <text:p>36.7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Ｄ萃香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Ｔナズーリン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55.2">
            <text:p>55.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Ｔヤマメ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72.4">
            <text:p>72.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Ｄキスメ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0.7">
            <text:p>20.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Ｈ布都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41.4">
            <text:p>41.4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Ｎフラン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7.6">
            <text:p>27.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Ｄ輝夜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41.4">
            <text:p>41.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Ｎ天魔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Ｄレイラ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Ｎ神子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53.6">
            <text:p>53.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Ｓ空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Ｔルナ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Ｎ屠自古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53.6">
            <text:p>53.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Ｄチルノ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Ｎルナサ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非想天則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51.9">
            <text:p>51.9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Ｓにとり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8.5">
            <text:p>18.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Ｄ小悪魔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ＡＤ橙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57.7">
            <text:p>57.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Ｄパチュリー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Ｈルイズ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5.4">
            <text:p>15.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Ｓ小傘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Ｔミスティア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57.7">
            <text:p>57.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Ｓレイセン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Ｓ慧音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Ｔリリカ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Ｎルーミア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ＡＬＩＣＥ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Ａ慧音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Ｄ衣玖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Ｎ大妖精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Ｄにとり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70.8">
            <text:p>70.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Ｔルーミア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Ａ魅魔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Ａはたて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Ａ妖夢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69.6">
            <text:p>69.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Ｓエリス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3.5">
            <text:p>43.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Ａ夢美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.4">
            <text:p>30.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Ｎ明羅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47.8">
            <text:p>47.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Ｓレティ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Ｓ鈴仙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Ａ神奈子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68.2">
            <text:p>68.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Ｎ妹紅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7.3">
            <text:p>27.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伊佐美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76.2">
            <text:p>76.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Ａユウカ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ＡＤアリス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7.6">
            <text:p>47.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Ｄ映姫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ＡＤマリサ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4.3">
            <text:p>14.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Ｔ美鈴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52.4">
            <text:p>52.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Ｄナズーリン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Ａ静葉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Ｔ映姫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Ｄ鈴仙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Ｔアリス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2.1">
            <text:p>42.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Ｓ布都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47.4">
            <text:p>47.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Ｎ神奈子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3.2">
            <text:p>63.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Ｔこいし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2.1">
            <text:p>42.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ＡＤてゐ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7.9">
            <text:p>57.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冴月麟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3.2">
            <text:p>63.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Ｄ芳香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7.8">
            <text:p>27.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Ｈ村紗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Ｈ咲夜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76.5">
            <text:p>76.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Ｄ幽香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1.2">
            <text:p>41.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Ｔメディスン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Ｈメディスン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1.2">
            <text:p>41.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Ｄメディスン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9.4">
            <text:p>29.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Ｎ幽々子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1.2">
            <text:p>41.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Ｔ静葉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Ｄ里香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6.3">
            <text:p>56.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Ｎリグル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.8">
            <text:p>18.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Ｓこいし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りざーどん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6.3">
            <text:p>56.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Ｈメルラン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Ｎ朱鷺子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ＡＤミスティ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秋姉妹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Ｓチルノ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Ｈくるみ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6.7">
            <text:p>26.7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Ｎメディスン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Ｎルナ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6.7">
            <text:p>26.7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Ｎアリス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6.7">
            <text:p>26.7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Ａ映姫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Ａ衣玖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5.7">
            <text:p>35.7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Ｓぬえ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Ａ先代の巫女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Ｎこいし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Ｄ諏訪子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Ｓアリス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Ｔレミリア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Ｎキクリ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Ｈ衣玖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Ｔキスメ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9.2">
            <text:p>69.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Ｓ燐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ＡＤ紫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Ｄレティ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Ｄ幽々子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Ａ美鈴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Ａ村紗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Ａ萃香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でぃあるが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Ｈちゆり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Ｄ妹紅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がぶりあす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Ｔ妖夢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8.2">
            <text:p>18.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ＡＤ藍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Ｈナズーリン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Ｈ小町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Ｄ雛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Ｎパチュリー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Ｓ魔梨沙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Ｎ聖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ＡＤ美鈴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Ｔ萃香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らてぃおす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Ｎマガン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Ａパチュリー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Ｔ空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Ｓ橙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88.9">
            <text:p>88.9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Ａ椛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Ｓユウカ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Ｎパルスィ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Ｄ一輪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Ｎミスティア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Ｔルナサ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Ｄ穣子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Ｔぬえ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霖之助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Ａてゐ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Ｓ輝夜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Ａ豊姫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Ａ紫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Ｎレティ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Ｈ夢子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Ｎ諏訪子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Ａ輝夜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Ｔ永琳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Ｄリグル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Ｎ永琳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Ｈルナサ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Ｈレイラ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Ｓ聖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Ａ勇儀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ＤリリーＷ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Ａ魔理沙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Ｈてゐ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Ｎ村紗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Ｔ神奈子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Ｓマミゾウ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Ａサリエル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神玉・陽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Ａ一輪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Ｎ勇儀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Ａ燐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Ｓ美鈴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Ｄ華扇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Ｈ響子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ＡリリーＢ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Ａ依姫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ゾンビＦ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Ｔ勇儀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Ｓユキ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Ｔ橙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Ｄレミリア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神玉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Ｓ藍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Ｈ慧音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Ｈヤマメ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Ｔ小悪魔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Ｓ静葉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Ａ橙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Ｎぬえ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Ｈリリカ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Ａ小傘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Ｄ聖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Ｎ小兎姫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Ａ理香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ぎゃらど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Ｎ一輪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Ｓ依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Ｓはたて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こしんぎょく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Ｎ穣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ＮリリーＢ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Ｎチルノ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Ｓ靈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ちびむげつ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Ｄ慧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全決勝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Ｄ天子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Ｎサラ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Ｄ永琳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Ｈエレン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かいりゅー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Ｓ妖夢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Ａレミリア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ミミちゃん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呪い子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Ｎ霊夢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Ｈレティ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Ｔ鈴仙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Ｈ大妖精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Ａ朱鷺子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Ａ文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Ｈさとり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Ｎサニー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ＳリリーＢ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Ｈミスティア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ぎらてぃな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Ｄ美鈴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Ｄ幽々子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Ｈ咲夜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伊佐美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Ｎスター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Ｗ咲夜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Ｔありす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Ｔさとり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Ｄチルノ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Ｎレティ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Ｔ美鈴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Ｄ輝夜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冴月麟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Ａ空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Ｔ咲夜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Ｓてゐ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Ｔ夢月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Ｓ幻月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Ｄアリス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Ｎ星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Ｔパチュリー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Ｄナズーリン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れっくうざ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Ｓ豊姫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Ｈ萃香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Ａ神奈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Ａ華扇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輪妖精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Ａ妖夢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Ｎ幽香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ゾンビＦ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Ｄ萃香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Ｔ魔理沙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ＡＤ橙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Ｈメルラン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Ｄ諏訪子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Ｔ静葉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Ｎ天魔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Ａユウ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Ｄ早苗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ＪＫ早苗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Ｔ先代の巫女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Ｓアリス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Ｔ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Ｄ妖夢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Ｅ魔理沙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ぱるきあ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Ｈカナ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Ｓレティ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Ａ慧音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Ｔ星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Ｔ藍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Ｎ屠自古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Ｎヤマメ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Ｄにとり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Ｈスター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Ａ椛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Ｄ鈴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Ａはたて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Ａフラン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Ｔ映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Ｔヤマメ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Ｎ神奈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Ｄ小町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Ｄレティ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Ｓ幽々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Ｓ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Ｄスター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Ｈ早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Ｎ朱鷺子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魔天使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Ｓ文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ＡＤレテ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Ｄレイラ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Ｈルナサ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Ａサリエ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ビビット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Ｓ慧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Ｎルナサ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Ｄ霊夢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Ａ鈴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がぶりあ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Ｔメルラ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ＡＤアリス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Ｎ神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Ｄ雛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ＡＤ妹紅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Ａ幽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Ｓ魔理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Ｄエリー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Ｈ小町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Ｓ魔梨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Ｎ咲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Ｄパチュリー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Ｎ幽々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Ｎコンガラ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Ｄ小悪魔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Ｄ映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Ｔフラ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Ｄ依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Ａて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ＮリリーＢ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Ｄ芳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Ｓ小傘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Ｎにと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Ｎ文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Ｎ永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ＡＤ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Ｈ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Ｎミスティア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Ｄパルス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Ｓリグ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Ｔ永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Ｔアリス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database-ranges>
        <table:database-range table:target-range-address="第一幕決勝.A1:第一幕決勝.F8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2">2013/01/22</text:date>, <text:time>03:34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2T03:34:59.27</dc:date>
    <meta:generator>OpenOffice.org/3.4.1$Win32 OpenOffice.org_project/341m1$Build-9593</meta:generator>
    <meta:editing-duration>PT22M43S</meta:editing-duration>
    <meta:editing-cycles>10</meta:editing-cycles>
    <meta:document-statistic meta:table-count="6" meta:cell-count="6888" meta:object-count="0"/>
  </office:meta>
</office:document-meta>
</file>